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normal"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normal"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normal"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2.00pt" fo:font-weight="normal"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normal"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2.00pt" fo:font-weight="normal"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2.00pt" fo:font-weight="normal" fo:font-family="Calibri" style:font-family-asian="Calibri" style:font-family-complex="Calibri" fo:background-color="transparent" style:use-window-font-color="true"/>
    </style:style>
    <style:style style:name="T131" style:family="text">
      <style:text-properties fo:font-size="12.00pt" fo:font-weight="normal" fo:font-family="Calibri" style:font-family-asian="Calibri" style:font-family-complex="Calibri" fo:background-color="transparent" style:use-window-font-color="true"/>
    </style:style>
    <style:style style:name="T132" style:family="text">
      <style:text-properties fo:font-size="12.00pt" fo:font-weight="normal" fo:font-family="Calibri" style:font-family-asian="Calibri" style:font-family-complex="Calibri" fo:background-color="transparent" style:use-window-font-color="true"/>
    </style:style>
    <style:style style:name="T133" style:family="text">
      <style:text-properties fo:font-size="12.00pt" fo:font-weight="normal" fo:font-family="Calibri" style:font-family-asian="Calibri" style:font-family-complex="Calibri" fo:background-color="transparent" style:use-window-font-color="true"/>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2.00pt" fo:font-weight="normal"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2.00pt" fo:font-weight="normal" fo:font-family="Calibri" style:font-family-asian="Calibri" style:font-family-complex="Calibri"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2.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bottom="8.00pt"/>
    </style:style>
  </office:automatic-styles>
  <office:body>
    <office:text>
      <text:p text:style-name="P1"><text:span text:style-name="T1">Interview Questions:</text:span></text:p>
      <text:p text:style-name="P1"><text:span text:style-name="T2"/></text:p>
      <text:p text:style-name="P1"><text:span text:style-name="T3">1.What is Class?</text:span></text:p>
      <text:p text:style-name="P1"><text:span text:style-name="T3">Class is not a real world entity and it is a blueprint.</text:span></text:p>
      <text:p text:style-name="P1"><text:span text:style-name="T4"/></text:p>
      <text:p text:style-name="P1"><text:span text:style-name="T5">2.What do you mean by inheritance?</text:span></text:p>
      <text:p text:style-name="P1"><text:span text:style-name="T5">Child class is acquires all the future and properties of the parent class.</text:span></text:p>
      <text:p text:style-name="P1"><text:span text:style-name="T6"/></text:p>
      <text:p text:style-name="P1"><text:span text:style-name="T7">3.What is inheritance?</text:span></text:p>
      <text:p text:style-name="P1"><text:span text:style-name="T7">When we construct a class from existing class in such a way that the new class access all the properties of existing class called inheritance.</text:span></text:p>
      <text:p text:style-name="P1"><text:span text:style-name="T8"/></text:p>
      <text:p text:style-name="P1"><text:span text:style-name="T9">4.Which are the types of inheritance?</text:span></text:p>
      <text:p text:style-name="P1"><text:span text:style-name="T9">There are 5 types of inheritance. They are Single inheritance, Multilevel inheritance, Hierarchical inheritance, Multiple inheritance and Hybrid inheritance.</text:span></text:p>
      <text:p text:style-name="P1"><text:span text:style-name="T10"/></text:p>
      <text:p text:style-name="P1"><text:span text:style-name="T11">5.What is use of static keyword?</text:span></text:p>
      <text:p text:style-name="P1"><text:span text:style-name="T11">Share of same variable or method of a given class and it is used to store the values without object creation.</text:span></text:p>
      <text:p text:style-name="P1"><text:span text:style-name="T12"/></text:p>
      <text:p text:style-name="P1"><text:span text:style-name="T13">6.What do you mean by constructor?</text:span></text:p>
      <text:p text:style-name="P1"><text:span text:style-name="T13">Constructor is block of code similar to method and constructor name must be same as its class name and it is used to initialize the objects.</text:span></text:p>
      <text:p text:style-name="P1"><text:span text:style-name="T14"/></text:p>
      <text:p text:style-name="P1"><text:span text:style-name="T15">7.Tell me the types of constructors?</text:span></text:p>
      <text:p text:style-name="P1"><text:span text:style-name="T15">There are two types of constructors. they are Default constructor and parameterized constructor.</text:span></text:p>
      <text:p text:style-name="P1"><text:span text:style-name="T16"/></text:p>
      <text:p text:style-name="P1"><text:span text:style-name="T17">8.What are the different ways of creating object in java?</text:span></text:p>
      <text:p text:style-name="P1"><text:span text:style-name="T17">There are different ways of creation of object</text:span></text:p>
      <text:p text:style-name="P1"><text:span text:style-name="T17"><text:s text:c="2"/></text:span><text:span text:style-name="T18">•</text:span><text:span text:style-name="T19">Using new keyword, </text:span></text:p>
      <text:p text:style-name="P1"><text:span text:style-name="T20"><text:s text:c="2"/></text:span><text:span text:style-name="T21">•</text:span><text:span text:style-name="T22">using newInstance() method of Class class, </text:span></text:p>
      <text:p text:style-name="P1"><text:span text:style-name="T23"><text:s text:c="2"/></text:span><text:span text:style-name="T24">•</text:span><text:span text:style-name="T25">using clone(), 4.using<text:s text:c="2"/>newInstance() of constructor class, </text:span></text:p>
      <text:p text:style-name="P1"><text:span text:style-name="T26"><text:s text:c="2"/></text:span><text:span text:style-name="T27">•</text:span><text:span text:style-name="T28">using object deserialization and using factory method.</text:span></text:p>
      <text:p text:style-name="P1"><text:span text:style-name="T29"/></text:p>
      <text:p text:style-name="P1"><text:span text:style-name="T30">9.What is the use of instanceof operator?</text:span></text:p>
      <text:p text:style-name="P1"><text:span text:style-name="T30">Instanceof operator is used to test whether the object reference is belongs to parent class, child class or an interface.</text:span></text:p>
      <text:p text:style-name="P1"><text:span text:style-name="T31"/></text:p>
      <text:p text:style-name="P1"><text:span text:style-name="T32">10.what are checked and unchecked exceptions?</text:span></text:p>
      <text:p text:style-name="P1"><text:span text:style-name="T32">Checked exception is an exception condition within your codes logic and can be resolved whereas unchecked exception is an exception which gives at in runtime.</text:span></text:p>
      <text:p text:style-name="P1"><text:span text:style-name="T33"/></text:p>
      <text:p text:style-name="P1"><text:span text:style-name="T34">11.What are the different types of checked exceptions?</text:span></text:p>
      <text:p text:style-name="P1"><text:span text:style-name="T34">There are different types of checked exceptions.</text:span></text:p>
      <text:p text:style-name="P1"><text:span text:style-name="T34">They are:</text:span></text:p>
      <text:p text:style-name="P1"><text:span text:style-name="T34"><text:s text:c="6"/></text:span><text:span text:style-name="T35">•</text:span><text:span text:style-name="T36"><text:s/>ClassNotFoundException,</text:span></text:p>
      <text:p text:style-name="P1"><text:span text:style-name="T37"><text:s text:c="6"/></text:span><text:span text:style-name="T38">•</text:span><text:span text:style-name="T39"><text:s/>IOException, </text:span></text:p>
      <text:p text:style-name="P1"><text:span text:style-name="T40"><text:s text:c="6"/></text:span><text:span text:style-name="T41">•</text:span><text:span text:style-name="T42"><text:s/>FileNotFoundException, </text:span></text:p>
      <text:p text:style-name="P1"><text:span text:style-name="T43"><text:s text:c="6"/></text:span><text:span text:style-name="T44">•</text:span><text:span text:style-name="T45"><text:s/>InstantiationException,</text:span></text:p>
      <text:p text:style-name="P1"><text:span text:style-name="T46"><text:s text:c="6"/></text:span><text:span text:style-name="T47">•</text:span><text:span text:style-name="T48"><text:s/>SQLException.</text:span></text:p>
      <text:p text:style-name="P1"><text:span text:style-name="T49"/></text:p>
      <text:p text:style-name="P1"><text:span text:style-name="T50">12.What are the different types of unchecked exceptions?</text:span></text:p>
      <text:p text:style-name="P1"><text:span text:style-name="T50">There are different types of unchecked exceptions.</text:span></text:p>
      <text:p text:style-name="P1"><text:span text:style-name="T50">They are: </text:span></text:p>
      <text:p text:style-name="P1"><text:span text:style-name="T50"><text:s text:c="8"/></text:span><text:span text:style-name="T51">•</text:span><text:span text:style-name="T52"><text:s/>ArthmeticException, </text:span></text:p>
      <text:p text:style-name="P1"><text:span text:style-name="T53"><text:s text:c="8"/></text:span><text:span text:style-name="T54">•</text:span><text:span text:style-name="T55"><text:s/>NullPointerException, </text:span></text:p>
      <text:p text:style-name="P1"><text:span text:style-name="T56"><text:s text:c="8"/></text:span><text:span text:style-name="T57">•</text:span><text:span text:style-name="T58"><text:s/>ArrayIndexOutOfBoundException,</text:span></text:p>
      <text:p text:style-name="P1"><text:span text:style-name="T59"><text:s text:c="8"/></text:span><text:span text:style-name="T60">•</text:span><text:span text:style-name="T61"><text:s/>ClassCastExceptions, and IllegalThreadStateException.</text:span></text:p>
      <text:p text:style-name="P1"><text:span text:style-name="T62"/></text:p>
      <text:p text:style-name="P1"><text:span text:style-name="T63">13.Explain the use of Throws keyword?</text:span></text:p>
      <text:p text:style-name="P1"><text:span text:style-name="T63">Throws keyword is used to declare an exception. It gives an information to the programmer that there a occur an exception. So, it is better for the programmer to provide the exception handling code so that the normal flow of the program can be maintained.</text:span></text:p>
      <text:p text:style-name="P1"><text:span text:style-name="T64"/></text:p>
      <text:p text:style-name="P1"><text:span text:style-name="T65">14.How to create user defined exception?</text:span></text:p>
      <text:p text:style-name="P1"><text:span text:style-name="T65">User defined exception is creating our own exception class and throws the exception by using Throw Keyword.</text:span></text:p>
      <text:p text:style-name="P1"><text:span text:style-name="T66"/></text:p>
      <text:p text:style-name="P1"><text:span text:style-name="T67">15.Can you explain the finally keyword?</text:span></text:p>
      <text:p text:style-name="P1"><text:span text:style-name="T67">Finally keyword is always executed whether an exception is handled or not and it close the connection. And finally block follows try-catch block.</text:span></text:p>
      <text:p text:style-name="P1"><text:span text:style-name="T68"/></text:p>
      <text:p text:style-name="P1"><text:span text:style-name="T69">16.What is default value of static word?</text:span></text:p>
      <text:p text:style-name="P1"><text:span text:style-name="T69">Default value of static word is 0.</text:span></text:p>
      <text:p text:style-name="P1"><text:span text:style-name="T70"/></text:p>
      <text:p text:style-name="P1"><text:span text:style-name="T71">17.What is interface and its use? </text:span></text:p>
      <text:p text:style-name="P1"><text:span text:style-name="T71">Interface can have abstract methods and variables it cannot have method body. By using interface, we can support the functionality of multiple inheritance and it can be used to achieve loose coupling.</text:span></text:p>
      <text:p text:style-name="P1"><text:span text:style-name="T72"/></text:p>
      <text:p text:style-name="P1"><text:span text:style-name="T73">18.What are marker interfaces? can you list out some marker interfaces?</text:span></text:p>
      <text:p text:style-name="P1"><text:span text:style-name="T73">Marker interface is nothing but empty interface it does not contain methods fields and constants. There are some marker interfaces in java.</text:span></text:p>
      <text:p text:style-name="P1"><text:span text:style-name="T73"><text:s text:c="6"/></text:span><text:span text:style-name="T74">•</text:span><text:span text:style-name="T75"><text:s/>Cloneable Interface, </text:span></text:p>
      <text:p text:style-name="P1"><text:span text:style-name="T76"><text:s text:c="6"/></text:span><text:span text:style-name="T77">•</text:span><text:span text:style-name="T78"><text:s/>Serializable Interface,</text:span></text:p>
      <text:p text:style-name="P1"><text:span text:style-name="T79"><text:s text:c="6"/></text:span><text:span text:style-name="T80">•</text:span><text:span text:style-name="T81"><text:s/>Remote.</text:span></text:p>
      <text:p text:style-name="P1"><text:span text:style-name="T82"/></text:p>
      <text:p text:style-name="P1"><text:span text:style-name="T83">19.what are wrapper objects? list out some wrapper objects?</text:span></text:p>
      <text:p text:style-name="P1"><text:span text:style-name="T83"><text:s/>Wrapper classes provide to use primitive data types as objects. </text:span></text:p>
      <text:p text:style-name="P1"><text:span text:style-name="T83"><text:s text:c="4"/></text:span><text:span text:style-name="T84">•</text:span><text:span text:style-name="T85"><text:s/>Integer, </text:span></text:p>
      <text:p text:style-name="P1"><text:span text:style-name="T86"><text:s text:c="4"/></text:span><text:span text:style-name="T87">•</text:span><text:span text:style-name="T88"><text:s/>Character, </text:span></text:p>
      <text:p text:style-name="P1"><text:span text:style-name="T89"><text:s text:c="4"/></text:span><text:span text:style-name="T90">•</text:span><text:span text:style-name="T91"><text:s/>Double, </text:span></text:p>
      <text:p text:style-name="P1"><text:span text:style-name="T92"><text:s text:c="4"/></text:span><text:span text:style-name="T93">•</text:span><text:span text:style-name="T94"><text:s/>Float, </text:span></text:p>
      <text:p text:style-name="P1"><text:span text:style-name="T95"><text:s text:c="4"/></text:span><text:span text:style-name="T96">•</text:span><text:span text:style-name="T97"><text:s/>Long, </text:span></text:p>
      <text:p text:style-name="P1"><text:span text:style-name="T98"><text:s text:c="4"/></text:span><text:span text:style-name="T99">•</text:span><text:span text:style-name="T100"><text:s/>Boolean.</text:span></text:p>
      <text:p text:style-name="P1"><text:span text:style-name="T101"/></text:p>
      <text:p text:style-name="P1"><text:span text:style-name="T102">20.What is boxing and unboxing?</text:span></text:p>
      <text:p text:style-name="P1"><text:span text:style-name="T102">Automatic conversation of primitive data type into equivalent of wrapper type known as boxing whereas unboxing vice versa.</text:span></text:p>
      <text:p text:style-name="P1"><text:span text:style-name="T103"/></text:p>
      <text:p text:style-name="P1"><text:span text:style-name="T104">21.Which is cosmic super class for all java classes?</text:span></text:p>
      <text:p text:style-name="P1"><text:span text:style-name="T104">Object class is a super class for all the java classes.</text:span></text:p>
      <text:p text:style-name="P1"><text:span text:style-name="T105"/></text:p>
      <text:p text:style-name="P1"><text:span text:style-name="T106">22.What are methods of Object super class?</text:span></text:p>
      <text:p text:style-name="P1"><text:span text:style-name="T106"><text:s text:c="4"/></text:span><text:span text:style-name="T107">•</text:span><text:span text:style-name="T108"><text:s/>toString(),</text:span></text:p>
      <text:p text:style-name="P1"><text:span text:style-name="T109"><text:s text:c="4"/></text:span><text:span text:style-name="T110">•</text:span><text:span text:style-name="T111"><text:s/>clone(),</text:span></text:p>
      <text:p text:style-name="P1"><text:span text:style-name="T112"><text:s text:c="4"/></text:span><text:span text:style-name="T113">•</text:span><text:span text:style-name="T114"><text:s/>equal(),</text:span></text:p>
      <text:p text:style-name="P1"><text:span text:style-name="T115"><text:s text:c="4"/></text:span><text:span text:style-name="T116">•</text:span><text:span text:style-name="T117"><text:s/>wait() .</text:span></text:p>
      <text:p text:style-name="P1"><text:span text:style-name="T118"><text:s text:c="10"/></text:span></text:p>
      <text:p text:style-name="P1"><text:span text:style-name="T118">23.What is the use of this keyword?</text:span></text:p>
      <text:p text:style-name="P1"><text:span text:style-name="T118">This keyword is help to reduce the confusion between local and instance variables if they have same name.</text:span></text:p>
      <text:p text:style-name="P1"><text:span text:style-name="T119"/></text:p>
      <text:p text:style-name="P1"><text:span text:style-name="T120">24.What is use of super() keyword?</text:span></text:p>
      <text:p text:style-name="P1"><text:span text:style-name="T120">Super keyword used to eliminate the confusion between super classes and the sub classes that have method with the same name .</text:span></text:p>
      <text:p text:style-name="P1"><text:span text:style-name="T121"/></text:p>
      <text:p text:style-name="P1"><text:span text:style-name="T122">25.What is serialization and how to achieve it?</text:span></text:p>
      <text:p text:style-name="P1"><text:span text:style-name="T122">It ignore the member in the process of serialization.</text:span></text:p>
      <text:p text:style-name="P1"><text:span text:style-name="T123"/></text:p>
      <text:p text:style-name="P1"><text:span text:style-name="T124">26.What is the use of transient keyword?</text:span></text:p>
      <text:p text:style-name="P1"><text:span text:style-name="T124">Transient is used to avoid the serialization.</text:span></text:p>
      <text:p text:style-name="P1"><text:span text:style-name="T125"/></text:p>
      <text:p text:style-name="P1"><text:span text:style-name="T126">27.What is shallow cloning? how to achieve it?</text:span></text:p>
      <text:p text:style-name="P1"><text:span text:style-name="T126">Copy of existing objects which points to same heap memory. It is achieve using clone().</text:span></text:p>
      <text:p text:style-name="P1"><text:span text:style-name="T126"><text:s text:c="2"/></text:span></text:p>
      <text:p text:style-name="P1"><text:span text:style-name="T126">28.What are the properties of HashSet?</text:span></text:p>
      <text:p text:style-name="P1"><text:span text:style-name="T126"><text:s text:c="7"/></text:span><text:span text:style-name="T127">•</text:span><text:span text:style-name="T128"><text:s/>Unordered.</text:span></text:p>
      <text:p text:style-name="P1"><text:span text:style-name="T129"><text:s text:c="7"/></text:span><text:span text:style-name="T130">•</text:span><text:span text:style-name="T131"><text:s/>Unique key.</text:span></text:p>
      <text:p text:style-name="P1"><text:span text:style-name="T132"><text:s text:c="7"/></text:span><text:span text:style-name="T133">•</text:span><text:span text:style-name="T134"><text:s/>Use hashing techniques to store.</text:span></text:p>
      <text:p text:style-name="P1"><text:span text:style-name="T135"/></text:p>
      <text:p text:style-name="P1"><text:span text:style-name="T136">29.Explain comparator and comparable interface?</text:span></text:p>
      <text:p text:style-name="P1"><text:span text:style-name="T136">Comparable interface is used to sort the objects in natural ordering and comparator in java compares to different class objects provided.</text:span></text:p>
      <text:p text:style-name="P1"><text:span text:style-name="T137"/></text:p>
      <text:p text:style-name="P1"><text:span text:style-name="T138">30.How to convert List to Array and vice versa?</text:span></text:p>
      <text:p text:style-name="P1"><text:span text:style-name="T138"><text:s text:c="9"/></text:span><text:span text:style-name="T139">•</text:span><text:span text:style-name="T140"><text:s text:c="2"/>List to Array : List&lt;string&gt; list = new ArrayList&lt;string&gt;();</text:span></text:p>
      <text:p text:style-name="P1"><text:span text:style-name="T141"><text:s text:c="9"/></text:span><text:span text:style-name="T142">•</text:span><text:span text:style-name="T143"><text:s text:c="2"/>Array to list : List&lt;string&gt; list = Arrays.asList(1, 2, 3, 4, 5)</text:span></text:p>
      <text:p text:style-name="P1"><text:span text:style-name="T144"/></text:p>
      <text:p text:style-name="P1"><text:span text:style-name="T145">31.How to achieve inheritance?</text:span></text:p>
      <text:p text:style-name="P1"><text:span text:style-name="T145">Inheritance can be achieved only by using extends keyword.</text:span></text:p>
      <text:p text:style-name="P1"><text:span text:style-name="T146"/></text:p>
      <text:p text:style-name="P1"><text:span text:style-name="T147">32.Which collection provides the Sorted collection?</text:span></text:p>
      <text:p text:style-name="P1"><text:span text:style-name="T147">Sorted set.</text:span></text:p>
      <text:p text:style-name="P1"><text:span text:style-name="T148"/></text:p>
      <text:p text:style-name="P1"><text:span text:style-name="T148"/></text:p>
      <text:p text:style-name="P1"><text:span text:style-name="T148"/></text:p>
      <text:p text:style-name="P1"><text:span text:style-name="T149"><text:s text:c="2"/></text:span></text:p>
      <text:p text:style-name="P1"><text:span text:style-name="T149"><text:s text:c="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